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1A77ADD4F0C.png" manifest:media-type="image/png"/>
  <manifest:file-entry manifest:full-path="Pictures/10000201000001EA0000024425ADD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ckets Programming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6.764cm" svg:height="19.843cm" svg:x="2.236cm" svg:y="0.8cm">
          <draw:image xlink:href="Pictures/10000201000001EA0000024425ADD119.png" xlink:type="simple" xlink:show="embed" xlink:actuate="onLoad">
            <text:p/>
          </draw:image>
        </draw:frame>
        <draw:frame draw:style-name="gr3" draw:layer="layout" svg:width="5.6cm" svg:height="0.962cm" svg:x="18.6cm" svg:y="8.8cm">
          <draw:text-box>
            <text:p>HTTP, SSH ...</text:p>
          </draw:text-box>
        </draw:frame>
        <draw:frame draw:style-name="gr3" draw:layer="layout" svg:width="6.8cm" svg:height="0.962cm" svg:x="18.6cm" svg:y="11.127cm">
          <draw:text-box>
            <text:p>UDP, TCP ...</text:p>
          </draw:text-box>
        </draw:frame>
        <draw:frame draw:style-name="gr4" draw:layer="layout" svg:width="1.103cm" svg:height="0.962cm" svg:x="18.697cm" svg:y="13.196cm">
          <draw:text-box>
            <text:p>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8.229cm" svg:height="14.2cm" svg:x="4.571cm" svg:y="3.6cm">
          <draw:image xlink:href="Pictures/100002010000021F000001A77ADD4F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6:07:18.885158782</meta:creation-date>
    <dc:date>2014-09-01T16:54:54.871169370</dc:date>
    <meta:editing-duration>PT44M15S</meta:editing-duration>
    <meta:editing-cycles>2</meta:editing-cycles>
    <meta:generator>LibreOffice/4.2.3.3$Linux_X86_64 LibreOffice_project/420m0$Build-3</meta:generator>
    <meta:document-statistic meta:object-count="38"/>
  </office:meta>
</office:document-meta>
</file>